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CorsProcessorTests.preflightRequestWithEmpty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CorsProcessorTests.actualRequestExposed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CorsProcessorTests.sameOrigin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CorsProcessorTests.actualRequestWithOriginHeaderAndNull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CorsProcessorTests.requestWithoutOrigin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CorsProcessorTests.preflightRequestWrongAllowe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CorsProcessorTests.actualRequestWithOrigin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CorsProcessorTests.actualRequestCredenti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CorsProcessorTests.preflightRequestAllOriginsAllow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CorsProcessorTests.preflightRequestWithRequestAndMethodHeaderButNo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CorsProcessorTests.preventDuplicatedVary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CorsProcessorTests.preflightRequestCredentialsWithWildcardOri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faultCorsProcessorTests.actualRequestCaseInsensitiveOrigin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CorsProcesso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CorsProcessorTests.preflightRequestAllowsAll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CorsProcessorTests.actualRequestCredentialsWithWildcardOri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efaultCorsProcessorTests.preflightRequestMatchedAllowe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CorsProcessorTests.preflightRequestWithNull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CorsProcessorTests.preflightRequestWithoutReques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CorsProcessorTests.preflightRequestCredenti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faultCorsProcessorTests.preflightRequestAllowed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faultCorsProcessorTests.actualRequestTrailingSlashOrigin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CorsProcessorTests.preflightRequestTestWithOriginButWithoutOther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CorsProcessorTests.preflightRequestValidRequestAnd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efaultCorsProcessorTests.actualRequestWithOriginHeaderAndAllowedOri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